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* 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p == <text:s/>nullptr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<text:span text:style-name="T1">not</text:span>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Pointer to a collection of data, *(p+4)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Pointer to a collection of data, *(p+4)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1">What is the binary representation of 0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pa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<text:span text:style-name="T2">Pointer to a collection of data, *(p+4)</text:span>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3">What is the binary representation of 0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s not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(nullptr == ptr) {<text:line-break/> <text:s text:c="2"/>ptr = new int(4);<text:line-break/>}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s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int square(int* p) {<text:line-break/> <text:s/>assert(nullptr != p);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Pointer to a piece of data</text:span></text:p>
              </text:list-item>
              <text:list-item>
                <text:p text:style-name="P2"><text:span text:style-name="T2">No data is available, assert p == <text:s/>0</text:span>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3">What is the binary representation of 0</text:span></text:p>
              </text:list-item>
              <text:list-item>
                <text:p text:style-name="P2"><text:span text:style-name="T1">Compile time vs run time check of data availabilit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lass Node {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ents as a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lass Node {<text:line-break/>}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aged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 xlink:type="simple">https://godbolt.org/z/vb7P3YrfW</text:a></text:p>
              </text:list-item>
              <text:list-item>
                <text:p xml:id="id7" text:id="id7">Reference counted</text:p>
                <text:p xml:id="id8" text:id="id8"/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</text:list-item>
              <text:list-item>
                <text:p xml:id="id10" text:id="id10">Thread safe initialization</text:p>
                <text:list>
                  <text:list-item>
                    <text:p xml:id="id11" text:id="id11">Slow to construct</text:p>
                  </text:list-item>
                </text:list>
              </text:list-item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7:53:10.058565779</meta:creation-date>
    <dc:date>2025-02-09T09:26:03.727288912</dc:date>
    <meta:editing-duration>PT1H32M59S</meta:editing-duration>
    <meta:editing-cycles>2</meta:editing-cycles>
    <meta:generator>LibreOffice/7.6.0.3$MacOSX_X86_64 LibreOffice_project/69edd8b8ebc41d00b4de3915dc82f8f0fc3b6265</meta:generator>
    <meta:document-statistic meta:object-count="85"/>
  </office:meta>
</office:document-meta>
</file>